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91cm"/>
    </style:style>
    <style:style style:name="co3" style:family="table-column">
      <style:table-column-properties fo:break-before="auto" style:column-width="17.03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rotation-align="bottom" style:vertical-align="top"/>
      <style:paragraph-properties style:writing-mode="lr-tb"/>
    </style:style>
    <style:style style:name="ce2" style:family="table-cell" style:parent-style-name="Default" style:data-style-name="N5100">
      <style:table-cell-properties fo:wrap-option="wrap" style:rotation-align="bottom" style:vertical-align="middle"/>
      <style:paragraph-properties style:writing-mode="lr-tb"/>
    </style:style>
    <style:style style:name="ce3" style:family="table-cell" style:parent-style-name="Default"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Bug&quot;;&quot;Feature&quot;)" table:allow-empty-cell="false" table:display-list="unsorted" table:base-cell-address="Sheet1.A1"/>
        <table:content-validation table:name="val2" table:condition="of:cell-content-text-length()&gt;0" table:allow-empty-cell="false" table:base-cell-address="Sheet1.B1">
          <table:error-message table:message-type="stop" table:display="true"/>
        </table:content-validation>
        <table:content-validation table:name="val3" table:condition="of:cell-content-is-in-list(&quot;Open&quot;;&quot;Working&quot;;&quot;Closed&quot;)" table:allow-empty-cell="fals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1" table:number-columns-repeated="1020" table:default-cell-style-name="ce3"/>
        <table:table-row table:style-name="ro1">
          <table:table-cell table:content-validation-name="val1" office:value-type="string">
            <text:p>Type</text:p>
          </table:table-cell>
          <table:table-cell table:content-validation-name="val2" office:value-type="string">
            <text:p>Title</text:p>
          </table:table-cell>
          <table:table-cell office:value-type="string">
            <text:p>Description</text:p>
          </table:table-cell>
          <table:table-cell table:content-validation-name="val3" office:value-type="string">
            <text:p>Status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Better design for CastUtils.DoWithClass</text:p>
          </table:table-cell>
          <table:table-cell office:value-type="string">
            <text:p>Currently the design is based on null or non/null returning. It should return other class that allows to continue casting or not casting to allow a kind of "pattern match"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matching UI</text:p>
          </table:table-cell>
          <table:table-cell office:value-type="string">
            <text:p>The UI should allow to put a cylinder anywhere in the 2D view, and rotate/edit it until it approximately fits the sketch.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1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3D view side of the cylinder matching UI</text:p>
          </table:table-cell>
          <table:table-cell office:value-type="string">
            <text:p>In the 3D view, display the temporary cylinder</text:p>
          </table:table-cell>
          <table:table-cell table:content-validation-name="val3" office:value-type="string">
            <text:p>Working</text:p>
          </table:table-cell>
          <table:table-cell table:number-columns-repeated="1020"/>
        </table:table-row>
        <table:table-row table:style-name="ro1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snapping support to 2D and 3D views</text:p>
          </table:table-cell>
          <table:table-cell office:value-type="string">
            <text:p>Allow the user to snap the temporary cylinder to the sketch, generating a mesh that approximates the sketch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1">
          <table:table-cell table:content-validation-name="val1" office:value-type="string">
            <text:p>Bug</text:p>
          </table:table-cell>
          <table:table-cell table:content-validation-name="val2" office:value-type="string">
            <text:p>New cylinder lighting is invisible</text:p>
          </table:table-cell>
          <table:table-cell office:value-type="string">
            <text:p>Currently new cylinders 3D view is totally black. We don't see any lighting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3" table:number-rows-repeated="65529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  <table:table-row table:style-name="ro3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</table:table>
      <table:database-ranges>
        <table:database-range table:target-range-address="Sheet1.A1:Sheet1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/09/2010</text:date>, <text:time>16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S</meta:initial-creator>
    <meta:creation-date>2010-09-12T11:44:14.58</meta:creation-date>
    <dc:date>2010-09-21T16:57:44.50</dc:date>
    <dc:creator>A S</dc:creator>
    <meta:editing-duration>PT23H05M42S</meta:editing-duration>
    <meta:editing-cycles>9</meta:editing-cycles>
    <meta:generator>OpenOffice.org/3.2$Win32 OpenOffice.org_project/320m18$Build-9502</meta:generator>
    <meta:document-statistic meta:table-count="1" meta:cell-count="24" meta:object-count="0"/>
  </office:meta>
</office:document-meta>
</file>